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5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3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6<text:s/></text:span><text:span text:style-name="T9">–</text:span><text:span text:style-name="T10"><text:s/>Dining Philosopher Problem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2">Date of Submission:13 October 2020</text:span></text:p>
      <text:p text:style-name="P1"><text:span text:style-name="T13"/></text:p>
      <text:p text:style-name="P1"><text:span text:style-name="T14">Submitted By,</text:span></text:p>
      <text:p text:style-name="P1"><text:span text:style-name="T15"><text:s/>Rejath T M</text:span></text:p>
      <text:p text:style-name="P1"><text:span text:style-name="T16">Roll No 50</text:span></text:p>
      <text:p text:style-name="P1"><text:span text:style-name="T16">TCR18CS050</text:span></text:p>
      <text:p text:style-name="P1"><text:span text:style-name="T16">GECT CSE S5</text:span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8">Experiment 7:</text:span><text:span text:style-name="T19"/></text:p>
      <text:p text:style-name="P2"><text:span text:style-name="T20">Dining Philosopher problem</text:span></text:p>
      <text:p text:style-name="P2"><text:span text:style-name="T21"/></text:p>
      <text:p text:style-name="P2"><text:span text:style-name="T22">Compilation of CodePrerequisite</text:span></text:p>
      <text:p text:style-name="P2"><text:span text:style-name="T23"/></text:p>
      <text:list text:style-name="L3">
        <text:list-item>
          <text:p text:style-name="P3"><text:span text:style-name="T24">The code is provided in the<text:s/></text:span><text:span text:style-name="T25">program.c<text:s/></text:span><text:span text:style-name="T26">file along with its documentation. You just need to run it on any compiler.</text:span></text:p>
        </text:list-item>
        <text:list-item>
          <text:p text:style-name="P3"><text:span text:style-name="T26">Compile like<text:s/></text:span><text:span text:style-name="T27">gcc program.c -lpthread</text:span></text:p>
        </text:list-item>
      </text:list>
      <text:p text:style-name="P4"><text:span text:style-name="T27"><text:tab/><text:tab/><text:tab/>.\a.exe</text:span></text:p>
      <text:p text:style-name="P4"><text:span text:style-name="T28"/></text:p>
      <text:list text:style-name="L5">
        <text:list-item>
          <text:p text:style-name="P5"><text:span text:style-name="T29">The number of philosophers id hardcoded as 7 if want to change at<text:s/></text:span><text:span text:style-name="T30">#define N &lt;Any odd number&gt;</text:span><text:span text:style-name="T31"/></text:p>
        </text:list-item>
        <text:list-item>
          <text:p text:style-name="P5"><text:span text:style-name="T31">Here seven threads are created one for ech Philosopher</text:span></text:p>
        </text:list-item>
      </text:list>
      <text:p text:style-name="P6"><text:span text:style-name="T32"/></text:p>
      <text:list text:style-name="L7">
        <text:list-item>
          <text:p text:style-name="P7"><text:span text:style-name="T33">Output of the file will be stored in the<text:s/></text:span><text:span text:style-name="T34">output.txt<text:s/></text:span><text:span text:style-name="T35">file as well as terminal or compiler in which it is executed.</text:span></text:p>
        </text:list-item>
        <text:list-item>
          <text:p text:style-name="P7"><text:span text:style-name="T35">As out 3 status are printed, if more needed you can remove comments in code.</text:span></text:p>
        </text:list-item>
      </text:list>
      <text:p text:style-name="P8"><text:span text:style-name="T36"/></text:p>
      <text:p text:style-name="P8"><text:span text:style-name="T37">Output Screenshots</text:span></text:p>
      <text:p text:style-name="P8"><text:span text:style-name="T38"/></text:p>
      <text:p text:style-name="P8"><text:span text:style-name="T38"/></text:p>
      <text:p text:style-name="P8"><draw:frame text:anchor-type="as-char" svg:width="131.23mm" svg:height="114.51mm" style:rel-width="scale" style:rel-height="scale"><draw:object-ole xlink:href="OleObj1"/><draw:image xlink:href="ObjectReplacements/OleObj1"/></draw:frame><text:span text:style-name="T38"/></text:p>
      <text:p text:style-name="P8"><text:span text:style-name="T38"/></text:p>
      <text:p text:style-name="P8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